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Fallback"/>
    </style:style>
  </office:automatic-styles>
  <office:body>
    <office:spreadsheet>
      <table:calculation-settings table:automatic-find-labels="false"/>
      <table:table table:name="major_tabl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rl_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<text:s/>all_items 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major_description</text:p>
          </table:table-cell>
        </table:table-row>
        <table:table-row table:style-name="ro1">
          <table:table-cell/>
          <table:table-cell office:value-type="string" calcext:value-type="string">
            <text:p>current_url</text:p>
          </table:table-cell>
          <table:table-cell table:number-columns-repeated="3"/>
          <table:table-cell office:value-type="string" calcext:value-type="string">
            <text:p>major_description</text:p>
          </table:table-cell>
        </table:table-row>
        <table:table-row table:style-name="ro1">
          <table:table-cell office:value-type="string" calcext:value-type="string">
            <text:p>主键</text:p>
          </table:table-cell>
          <table:table-cell table:number-columns-repeated="5"/>
        </table:table-row>
      </table:table>
      <table:table table:name="sample_of_job_titles 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job_title</text:p>
          </table:table-cell>
        </table:table-row>
      </table:table>
      <table:table table:name="education_conten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score</text:p>
          </table:table-cell>
        </table:table-row>
      </table:table>
      <table:table table:name="detailed_work_activitie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activies</text:p>
          </table:table-cell>
          <table:table-cell office:value-type="string" calcext:value-type="string">
            <text:p>related_url</text:p>
          </table:table-cell>
        </table:table-row>
      </table:table>
      <table:table table:name="wages_and_employment_content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rl_id</text:p>
          </table:table-cell>
          <table:table-cell office:value-type="string" calcext:value-type="string">
            <text:p>median_wages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projected_growth</text:p>
          </table:table-cell>
          <table:table-cell office:value-type="string" calcext:value-type="string">
            <text:p>projected_job_openings</text:p>
          </table:table-cell>
          <table:table-cell office:value-type="string" calcext:value-type="string">
            <text:p>top_industries</text:p>
          </table:table-cell>
        </table:table-row>
        <table:table-row table:style-name="ro1">
          <table:table-cell office:value-type="string" calcext:value-type="string">
            <text:p>主键和外键</text:p>
          </table:table-cell>
          <table:table-cell table:style-name="Default" table:number-columns-repeated="2"/>
          <table:table-cell table:number-columns-repeated="3"/>
        </table:table-row>
      </table:table>
      <table:table table:name="work_context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related_url</text:p>
          </table:table-cell>
        </table:table-row>
      </table:table>
      <table:table table:name="related_occupation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code</text:p>
          </table:table-cell>
        </table:table-row>
      </table:table>
      <table:table table:name="job_zone_conten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ent</text:p>
          </table:table-cell>
        </table:table-row>
      </table:table>
      <table:table table:name="tool_conten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related_url</text:p>
          </table:table-cell>
        </table:table-row>
      </table:table>
      <table:table table:name="technology_conten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related_url</text:p>
          </table:table-cell>
        </table:table-row>
      </table:table>
      <table:table table:name="work_values_conte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work_valu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lated_url</text:p>
          </table:table-cell>
        </table:table-row>
      </table:table>
      <table:table table:name="work_styles_conte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work_sty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lated_url</text:p>
          </table:table-cell>
        </table:table-row>
      </table:table>
      <table:table table:name="work_activiti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work_activity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lated_url</text:p>
          </table:table-cell>
        </table:table-row>
      </table:table>
      <table:table table:name="skills_conte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lated_url</text:p>
          </table:table-cell>
        </table:table-row>
      </table:table>
      <table:table table:name="knowledge_conte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lated_url</text:p>
          </table:table-cell>
        </table:table-row>
      </table:table>
      <table:table table:name="interes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lated_url</text:p>
          </table:table-cell>
        </table:table-row>
      </table:table>
      <table:table table:name="abiliti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lated_url</text:p>
          </table:table-cell>
        </table:table-row>
      </table:table>
      <table:table table:name="task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l_i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lated_url</text:p>
          </table:table-cell>
        </table:table-row>
      </table:table>
      <table:table table:name="related_cod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ed_ur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ode</text:p>
          </table:table-cell>
          <table:table-cell/>
        </table:table-row>
      </table:table>
      <table:table table:name="related_code_conten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ed_ur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elated_content</text:p>
          </table:table-cell>
        </table:table-row>
      </table:table>
      <table:table table:name="error_url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ed_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00/00/00</text:date>, <text:time style:data-style-name="N2" text:time-value="15:08:03.26177046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09:39:15.661736866</meta:creation-date>
    <dc:date>2016-01-26T16:45:51.826351932</dc:date>
    <meta:editing-duration>PT4H51M8S</meta:editing-duration>
    <meta:editing-cycles>9</meta:editing-cycles>
    <meta:generator>LibreOffice/5.0.2.2$Linux_X86_64 LibreOffice_project/00m0$Build-2</meta:generator>
    <meta:document-statistic meta:table-count="21" meta:cell-count="111" meta:object-count="0"/>
  </office:meta>
</office:document-meta>
</file>